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fo:background-color="transparen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writing-mode="lr-tb"/>
      <style:text-properties fo:background-color="transparent"/>
    </style:style>
    <style:style style:name="P4" style:family="paragraph" style:parent-style-name="Text_20_body">
      <style:paragraph-properties fo:margin-left="0cm" fo:margin-right="0cm" fo:text-indent="0cm" style:auto-text-indent="false" fo:break-before="page" style:writing-mode="lr-tb"/>
      <style:text-properties fo:background-color="transparent"/>
    </style:style>
    <style:style style:name="P5" style:family="paragraph" style:parent-style-name="Text_20_body" style:list-style-name="L1">
      <style:paragraph-properties fo:margin-left="0cm" fo:margin-right="0cm" fo:text-indent="0cm" style:auto-text-indent="false" fo:padding="0cm" fo:border="none" style:writing-mode="lr-tb"/>
    </style:style>
    <style:style style:name="P6" style:family="paragraph" style:parent-style-name="Text_20_body" style:list-style-name="L2">
      <style:paragraph-properties fo:margin-left="0cm" fo:margin-right="0cm" fo:text-indent="0cm" style:auto-text-indent="false" fo:padding="0cm" fo:border="none" style:writing-mode="lr-tb"/>
    </style:style>
    <style:style style:name="P7" style:family="paragraph" style:parent-style-name="Text_20_body" style:list-style-name="L3">
      <style:paragraph-properties fo:margin-left="0cm" fo:margin-right="0cm" fo:text-indent="0cm" style:auto-text-indent="false" fo:padding="0cm" fo:border="none" style:writing-mode="lr-tb"/>
    </style:style>
    <style:style style:name="T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37624cc-7fff-0709-4b48-50855ebacd89"/>La Programación Orientada a Objetos (POO) es un paradigma de programación que se centra en organizar el código en torno a "objetos", que son instancias de clases. Estos objetos encapsulan datos (atributos) y comportamientos (métodos) relacionados en una sola unidad. La POO se basa en el concepto de modelar el mundo real en términos de objetos y sus interacciones.</text:p>
      <text:p text:style-name="Standard"/>
      <text:p text:style-name="P3"><text:bookmark text:name="docs-internal-guid-88e59905-7fff-31fc-89fb-8c68aa0f8fee"/>Características clave de la Programación Orientada a Objetos:</text:p>
      <text:list text:style-name="L1">
        <text:list-item>
          <text:p text:style-name="P5"><text:span text:style-name="T1">Abstracción: Permite representar entidades del mundo real como objetos en el código. Los detalles irrelevantes se ocultan y solo se exponen los aspectos esenciales.</text:span></text:p>
        </text:list-item>
        <text:list-item>
          <text:p text:style-name="P5"><text:span text:style-name="T1">Encapsulación: Los datos y los métodos que operan sobre esos datos se agrupan en un solo objeto, lo que promueve la ocultación de datos (los detalles internos no son accesibles desde fuera del objeto) y la modularidad.</text:span></text:p>
        </text:list-item>
        <text:list-item>
          <text:p text:style-name="P5"><text:span text:style-name="T1">Herencia: Permite la creación de nuevas clases basadas en clases ya existentes, heredando sus propiedades y comportamientos. Esto fomenta la reutilización de código y la creación de jerarquías de clases.</text:span></text:p>
        </text:list-item>
      </text:list>
      <text:p text:style-name="P2"><text:span text:style-name="T1">Polimorfismo: Permite que diferentes clases puedan implementar métodos con el mismo nombre pero con comportamientos diferentes. Esto facilita el uso de una interfaz común para diferentes clases.</text:span></text:p>
      <text:p text:style-name="P2"><text:span text:style-name="T1"/></text:p>
      <text:p text:style-name="P3"><text:bookmark text:name="docs-internal-guid-2a759af0-7fff-55bf-a1ca-fe69081b2cef"/>Ventajas de la Programación Orientada a Objetos:</text:p>
      <text:list text:style-name="L2">
        <text:list-item>
          <text:p text:style-name="P6"><text:span text:style-name="T1">Organización: Permite una organización lógica y estructurada del código, facilitando la comprensión y el mantenimiento.</text:span></text:p>
        </text:list-item>
        <text:list-item>
          <text:p text:style-name="P6"><text:span text:style-name="T1">Reusabilidad: La herencia y la composición permiten reutilizar código existente en nuevas clases.</text:span></text:p>
        </text:list-item>
        <text:list-item>
          <text:p text:style-name="P6"><text:span text:style-name="T1">Modularidad: Los objetos se pueden considerar como módulos independientes, lo que facilita la colaboración en equipos y la solución de problemas en partes aisladas del código.</text:span></text:p>
        </text:list-item>
      </text:list>
      <text:p text:style-name="P2"><text:span text:style-name="T1">Flexibilidad: El polimorfismo y la herencia permiten adaptar y extender el código de manera eficiente a medida que los requisitos cambian.</text:span></text:p>
      <text:p text:style-name="P2"><text:span text:style-name="T1"><text:line-break/></text:span></text:p>
      <text:p text:style-name="P4"><text:bookmark text:name="docs-internal-guid-2a7e722e-7fff-c9c6-5151-2e42c5081381"/>Un patrón de diseño de software es una solución probada y generalmente aceptada para resolver problemas comunes que surgen durante el diseño y desarrollo de software. Los patrones de diseño proporcionan pautas y plantillas para abordar situaciones específicas de manera eficiente y estructurada. Estas soluciones están diseñadas para ser reutilizables en diferentes contextos y proyectos.</text:p>
      <text:p text:style-name="P3">Los patrones de diseño no son fragmentos de código específicos, sino más bien conceptos y abstracciones que pueden ser aplicados en diferentes lenguajes y tecnologías. Ayudan a los desarrolladores a comunicarse sobre problemas y soluciones de manera efectiva y a construir software más mantenible y flexible.</text:p>
      <text:p text:style-name="P3">La mayoría de los patrones se describe con mucha formalidad para que la gente pueda reproducirlos en muchos contextos. Aquí tienes las secciones que suelen estar presentes en la descripción de un patrón:</text:p>
      <text:list text:style-name="L3">
        <text:list-item>
          <text:p text:style-name="P7"><text:span text:style-name="T1">El propósito del patrón explica brevemente el problema y la solución.</text:span></text:p>
        </text:list-item>
        <text:list-item>
          <text:p text:style-name="P7"><text:span text:style-name="T1">La motivación explica en más detalle el problema y la solución que brinda el patrón.</text:span></text:p>
        </text:list-item>
        <text:list-item>
          <text:p text:style-name="P7"><text:span text:style-name="T1">La estructura de las clases muestra cada una de las partes del patrón y el modo en que se relacionan.</text:span></text:p>
        </text:list-item>
        <text:list-item>
          <text:p text:style-name="P7"><text:span text:style-name="T1">El ejemplo de código en uno de los lenguajes de programación populares facilita la asimilación de la idea que se esconde tras el patrón.</text:span></text:p>
        </text:list-item>
      </text:list>
      <text:p text:style-name="P3">Algunos catálogos de patrones enumeran otros detalles útiles, como la aplicabilidad del patrón, los pasos de implementación y las relaciones con otros patrones.</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27:38.325521380</meta:creation-date>
    <dc:date>2023-11-20T09:29:30.845182311</dc:date>
    <meta:editing-duration>PT1M53S</meta:editing-duration>
    <meta:editing-cycles>1</meta:editing-cycles>
    <meta:document-statistic meta:table-count="0" meta:image-count="0" meta:object-count="0" meta:page-count="2" meta:paragraph-count="20" meta:word-count="504" meta:character-count="3245" meta:non-whitespace-character-count="2769"/>
    <meta:generator>LibreOffice/7.6.2.1$Linux_X86_64 LibreOffice_project/60$Build-1</meta:generator>
  </office:meta>
</office:document-meta>
</file>